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宋体" svg:font-family="宋体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80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arial" fo:font-size="11pt" style:font-name-asian="宋体" style:font-size-asian="11pt" style:font-name-complex="arial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odulAdapter_univers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OM OpenDrop Universal Adapt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niDimm_06_244_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_Dimm_244</text:p>
          </table:table-cell>
          <table:table-cell table:style-name="ce3" office:value-type="string" calcext:value-type="string">
            <text:p>87918-0301 </text:p>
          </table:table-cell>
          <table:table-cell office:value-type="string" calcext:value-type="string">
            <text:p>538-87918-030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QFN-48-1EP_7x7mm_P0.5mm_EP5.15x5.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21G18B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4,U2</text:p>
          </table:table-cell>
          <table:table-cell office:value-type="string" calcext:value-type="string">
            <text:p>PQFP-80_14x20mm_Pitch0.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V507</text:p>
          </table:table-cell>
          <table:table-cell office:value-type="string" calcext:value-type="string">
            <text:p>689-HV507PG-G 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FC_MOLEX_EASYON_05mm_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24_Female</text:p>
          </table:table-cell>
          <table:table-cell table:style-name="ce3" office:value-type="string" calcext:value-type="string">
            <text:p>505278-2433 </text:p>
          </table:table-cell>
          <table:table-cell office:value-type="string" calcext:value-type="string">
            <text:p>538-505278-2433 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-VQFN16-0303-0.50-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8H660FTG</text:p>
          </table:table-cell>
          <table:table-cell office:value-type="string" calcext:value-type="string">
            <text:p>757-TC78H660FTGEL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1,Q3,Q5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863-NTR3C21NZT1G</text:p>
          </table:table-cell>
          <table:table-cell/>
          <table:table-cell office:value-type="string" calcext:value-type="string">
            <text:p>AO34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2,Q4,Q6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OS</text:p>
          </table:table-cell>
          <table:table-cell table:number-columns-repeated="2"/>
          <table:table-cell office:value-type="string" calcext:value-type="string">
            <text:p>AO3403</text:p>
          </table:table-cell>
          <table:table-cell office:value-type="string" calcext:value-type="string">
            <text:p>DMP3160L-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 76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1,R2,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 (10k)</text:p>
          </table:table-cell>
          <table:table-cell office:value-type="string" calcext:value-type="string">
            <text:p>603-RC0603FR-074K7L 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(10k)</text:p>
          </table:table-cell>
          <table:table-cell office:value-type="string" calcext:value-type="string">
            <text:p>603-RC0603FR-074K7L 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,R7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603-RC0603FR-074K7L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5,R16,R17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.7k 0.1%</text:p>
          </table:table-cell>
          <table:table-cell office:value-type="string" calcext:value-type="string">
            <text:p>RT0201BRD074K7L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/>
            <text:p>603-RC0603FR-07100KL 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603-RC0603FR-0747KL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9,R10,R11,R12,</text:p>
          </table:table-cell>
          <table:table-cell office:value-type="string" calcext:value-type="string">
            <text:p>R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603-RC0603FR-0710KL 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,C4,C12,C13,C9,C10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603-CC603KRX7R8BB104 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81-GRM188R61A106ME9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80-C0603C223K5R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ag-Connect_TC2030-IDC-NL_2x03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1,H2,H3,H4</text:p>
          </table:table-cell>
          <table:table-cell office:value-type="string" calcext:value-type="string">
            <text:p>MountingHole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GreaMotor6mm_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C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3 stag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GreaMotor6mm_Magnet_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C</text:p>
          </table:table-cell>
          <table:table-cell office:value-type="string" calcext:value-type="string">
            <text:p>Type Model NFP609-136-06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tandard Shaf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U HAOR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a xlink:href="https://nfpshop.com/shop" xlink:type="simple">https://nfpshop.com/shop</text:a>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PinHeader_2x02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2_Top_Botto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gn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宋体" svg:font-family="宋体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 style:data-style-name="N2" text:time-value="13:40:48.752086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1T16:10:00.320330417</dc:date>
    <meta:editing-duration>PT2H53M56S</meta:editing-duration>
    <meta:editing-cycles>4</meta:editing-cycles>
    <meta:generator>LibreOffice/6.4.7.2$Linux_X86_64 LibreOffice_project/40$Build-2</meta:generator>
    <meta:document-statistic meta:table-count="1" meta:cell-count="158" meta:object-count="0"/>
  </office:meta>
</office:document-meta>
</file>